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adornments="Regular" style:font-family-generic="modern" style:font-pitch="fixed"/>
    <style:font-face style:name="Liberation Mono" svg:font-family="'Liberation Mono'" style:font-adornments="Regular" style:font-family-generic="modern" style:font-pitch="fixed"/>
    <style:font-face style:name="Droid Sans Mono" svg:font-family="'Droid Sans Mono'" style:font-adornments="Regular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3.191cm" fo:min-width="5.496cm" fo:padding-left="0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3.308cm" fo:min-width="8.802cm" fo:padding-left="0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6.76cm" fo:min-width="11.511cm" fo:padding-left="0cm"/>
    </style:style>
    <style:style style:name="P1" style:family="paragraph">
      <style:paragraph-properties fo:margin-left="0.3cm" fo:margin-right="0cm" fo:text-align="start" fo:text-indent="0cm">
        <style:tab-stops/>
      </style:paragraph-properties>
      <style:text-properties style:font-name="Droid Sans Mono" fo:font-size="9pt" style:font-size-asian="18pt" style:font-size-complex="18pt"/>
    </style:style>
    <style:style style:name="T1" style:family="text">
      <style:text-properties fo:color="#004586"/>
    </style:style>
    <style:style style:name="T2" style:family="text">
      <style:text-properties fo:color="#ff420e"/>
    </style:style>
    <style:style style:name="T3" style:family="text">
      <style:text-properties fo:color="#ff950e"/>
    </style:style>
    <style:style style:name="T4" style:family="text">
      <style:text-properties fo:color="#579d1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46cm" svg:height="3.441cm" svg:x="3.611cm" svg:y="9.235cm">
          <text:p text:style-name="P1">{</text:p>
          <text:p text:style-name="P1"><text:s text:c="2"/><text:span text:style-name="T1">"name": "hello_event"</text:span>,</text:p>
          <text:p text:style-name="P1"><text:s text:c="2"/><text:span text:style-name="T2">"origin_uuid": "my-wazo"</text:span>,</text:p>
          <text:p text:style-name="P1"><text:s text:c="2"/>"data": {</text:p>
          <text:p text:style-name="P1"><text:s text:c="4"/><text:span text:style-name="T3">"hello": "world",</text:span></text:p>
          <text:p text:style-name="P1"><text:s text:c="4"/><text:span text:style-name="T4">"bye": "bye"</text:span></text:p>
          <text:p text:style-name="P1"><text:s text:c="2"/>}</text:p>
          <text:p text:style-name="P1">}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052cm" svg:height="3.558cm" svg:x="3.624cm" svg:y="13.688cm">
          <text:p text:style-name="P1">POST /event_handler?v=1.0</text:p>
          <text:p text:style-name="P1">Content-Type: text/plain</text:p>
          <text:p text:style-name="P1"/>
          <text:p text:style-name="P1">I just received an event named <text:span text:style-name="T1">hello_event</text:span>,</text:p>
          <text:p text:style-name="P1">from the Wazo server <text:span text:style-name="T2">my-wazo</text:span>.</text:p>
          <text:p text:style-name="P1">The event contained the following data: </text:p>
          <text:p text:style-name="P1">hello = "<text:span text:style-name="T3">world</text:span>", </text:p>
          <text:p text:style-name="P1">bye = "<text:span text:style-name="T4">bye</text:span>".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761cm" svg:height="7.01cm" svg:x="3.585cm" svg:y="1cm">
          <text:p text:style-name="P1">{</text:p>
          <text:p text:style-name="P1"><text:s text:c="2"/>"name": "Hello subscription",</text:p>
          <text:p text:style-name="P1"><text:s text:c="2"/>"service": "http",</text:p>
          <text:p text:style-name="P1"><text:s text:c="2"/>"events": [</text:p>
          <text:p text:style-name="P1"><text:s text:c="4"/>"hello"</text:p>
          <text:p text:style-name="P1"><text:s text:c="2"/>],</text:p>
          <text:p text:style-name="P1"><text:s text:c="2"/>"config": {</text:p>
          <text:p text:style-name="P1"><text:s text:c="4"/>"content_type": "text/plain",</text:p>
          <text:p text:style-name="P1"><text:s text:c="4"/>"method": "POST",</text:p>
          <text:p text:style-name="P1"><text:s text:c="4"/>"url": "https://example.com/event_handler?v=1.0",</text:p>
          <text:p text:style-name="P1"><text:s text:c="4"/>"verify_certificate": "true",</text:p>
          <text:p text:style-name="P1"><text:s text:c="4"/>"body": "I just received an event named <text:span text:style-name="T1">{{ event_name }}</text:span>,</text:p>
          <text:p text:style-name="P1"><text:s text:c="13"/>from the Wazo server <text:span text:style-name="T2">{{ wazo_uuid }}</text:span>.</text:p>
          <text:p text:style-name="P1"><text:s text:c="13"/>The event contained the following data: </text:p>
          <text:p text:style-name="P1"><text:s text:c="13"/>hello = \"<text:span text:style-name="T3">{{ event['hello'] }}</text:span>\", </text:p>
          <text:p text:style-name="P1"><text:s text:c="13"/>bye = \"<text:span text:style-name="T4">{{ event['bye'] }}</text:span>\"."</text:p>
          <text:p text:style-name="P1"><text:s text:c="2"/>}</text:p>
          <text:p text:style-name="P1">}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" svg:font-family="FreeMono" style:font-adornments="Regular" style:font-family-generic="modern" style:font-pitch="fixed"/>
    <style:font-face style:name="Liberation Mono" svg:font-family="'Liberation Mono'" style:font-adornments="Regular" style:font-family-generic="modern" style:font-pitch="fixed"/>
    <style:font-face style:name="Droid Sans Mono" svg:font-family="'Droid Sans Mono'" style:font-adornments="Regular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b </meta:initial-creator>
    <meta:creation-date>2017-08-18T16:10:10.147777220</meta:creation-date>
    <dc:date>2017-08-18T16:44:01.008010213</dc:date>
    <dc:creator>seb </dc:creator>
    <meta:editing-duration>PT1M57S</meta:editing-duration>
    <meta:editing-cycles>1</meta:editing-cycles>
    <meta:generator>LibreOffice/4.3.3.2$Linux_X86_64 LibreOffice_project/430m0$Build-2</meta:generator>
    <meta:document-statistic meta:object-count="3"/>
  </office:meta>
</office:document-meta>
</file>